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Verdana"/>
    <style:font-face style:name="Calibri1" svg:font-family="Calibri, sans-serif"/>
    <style:font-face style:name="Roboto Slab" svg:font-family="'Roboto Slab', 'Times New Roman', serif"/>
    <style:font-face style:name="Arial3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1.207cm" style:rel-column-width="684*"/>
    </style:style>
    <style:style style:name="Table1.B" style:family="table-column">
      <style:table-column-properties style:column-width="0.783cm" style:rel-column-width="444*"/>
    </style:style>
    <style:style style:name="Table1.C" style:family="table-column">
      <style:table-column-properties style:column-width="0.787cm" style:rel-column-width="446*"/>
    </style:style>
    <style:style style:name="Table1.D" style:family="table-column">
      <style:table-column-properties style:column-width="0.926cm" style:rel-column-width="525*"/>
    </style:style>
    <style:style style:name="Table1.L" style:family="table-column">
      <style:table-column-properties style:column-width="0.924cm" style:rel-column-width="524*"/>
    </style:style>
    <style:style style:name="Table1.S" style:family="table-column">
      <style:table-column-properties style:column-width="0.928cm" style:rel-column-width="5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0pt" officeooo:paragraph-rsid="001d4e0d" style:font-size-asian="10pt" style:font-size-complex="10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4e0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language="pt" fo:country="BR" officeooo:paragraph-rsid="001d9476" style:font-size-asian="12pt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1d9476" officeooo:paragraph-rsid="001d9476" style:font-size-asian="12pt" style:font-size-complex="12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b91a4"/>
    </style:style>
    <style:style style:name="T4" style:family="text">
      <style:text-properties fo:font-variant="normal" fo:text-transform="none" fo:letter-spacing="normal" fo:font-style="normal" fo:font-weight="normal" officeooo:rsid="001d9476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bold"/>
    </style:style>
    <style:style style:name="T9" style:family="text">
      <style:text-properties fo:font-variant="normal" fo:text-transform="none" style:font-name="Times New Roman" fo:font-size="12pt" fo:letter-spacing="normal" fo:language="pt" fo:country="BR" fo:font-style="normal" fo:font-weight="normal" officeooo:rsid="001d4e0d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d4e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1) Título;</text:span><text:line-break/><text:span text:style-name="T2">Desenvolvimento de uma solução IoT para medida remota de temperatura, umidade do ar e da terra com baixo custo e baixo consumo de energia. </text:span><text:line-break/><text:line-break/><text:span text:style-name="T5">2) Objetivos;</text:span><text:line-break/><text:line-break/><text:span text:style-name="T2">Desenvolver um dispositivo eletrônico capaz de medir temperatura, umidade do ar e da terra, e enviar os dados por uma rede LoRa. Todos os sensores integrados numa placa a baixo custo e baixo consumo de energia.</text:span><text:line-break/><text:span text:style-name="T2">O sensor de umidade da terra sera capacitivo para que ele tenha uma longa duração e será integrado dentro da placa de circuito impresso. </text:span><text:line-break/><text:span text:style-name="T2">Usando a rede LoRa, seria teoricamente possível de ligar várias placas na rede facilmente, sendo possível de monitorar um grande espaço com vários sensores. </text:span><text:line-break/><text:span text:style-name="T2">Além disso será necessário dimensionar a bateria (que deverá durar por meses ou até anos) e a antena para a rede LoRa. </text:span><text:line-break/><text:line-break/><text:span text:style-name="T5">3) Público alvo;</text:span><text:line-break/><text:span text:style-name="T2">Fazendas e o agronegócio em geral. Que terá a possibilidade de monitorar seus campos de uma maneira barata e prática. </text:span><text:line-break/><text:line-break/><text:span text:style-name="T5">4) Diferencial do projeto;</text:span><text:line-break/><text:span text:style-name="T2">Coletar informações importantes sobre o ambiente em que ele se encontra, tendo uma alta autonomia (meses ou anos) e fácil escalabilidade. </text:span><text:span text:style-name="T4">A solução proposta usa também </text:span><text:line-break/><text:line-break/><text:span text:style-name="T5">5) Metodologia de desenvolvimento do estudo; </text:span><text:line-break/><text:line-break/><text:line-break/><text:line-break/><text:span text:style-name="T5">6) Recursos necessários (treinamento dos membros da equipe, os equipamentos e os </text:span><text:span text:style-name="T10"><text:line-break/></text:span><text:span text:style-name="T5">softwares que serão utilizados); </text:span><text:line-break/><text:line-break/><text:span text:style-name="T2">Será necessário:</text:span><text:line-break/><text:span text:style-name="T2">- LTspice para a simulação de circuitos, principalmente para a o sensor de umidade da terra. </text:span><text:line-break/><text:span text:style-name="T2">- KiCAD para o desenvolvimento da placa de circuito impresso. </text:span><text:line-break/><text:span text:style-name="T2">- Um IDE para o microcontrolador STM32. No caso será escolhido o Atollic Truestudio. </text:span><text:line-break/><text:line-break/><text:span text:style-name="T2">Como equipamento, os básicos disponíveis em um laboratório de eletrônica, como:</text:span><text:line-break/><text:span text:style-name="T2">- Osciloscópio </text:span><text:line-break/><text:span text:style-name="T2">- multímetro </text:span><text:line-break/><text:span text:style-name="T2">- analisador lógico</text:span><text:line-break/><text:line-break/><text:line-break/><text:span text:style-name="T5">7) Resultados fundamentais a serem atingidos; </text:span><text:line-break/><text:line-break/><text:span text:style-name="T2">No quesito Hardware:</text:span><text:line-break/><text:span text:style-name="T2">Ter uma placa de circuito impresso contendo um sensor de temperatura, um sensor de umidade de ar, um sensor de umidade da terra c um microcontrolador a baixo consumo de energia e um módulo LoRa. Dimensionamento da bateria e da antena. </text:span><text:line-break/><text:line-break/><text:soft-page-break/><text:span text:style-name="T2">No quesito software:</text:span><text:line-break/><text:span text:style-name="T2">Um software capaz de tratar as informações dos sensores e enviar as informações por uma rede LoRa. O código deve ser bem otimizado para que o microcontrolador entre em modo baixo consumo o mais rápido possível para ganhar energia.</text:span><text:line-break/><text:line-break/><text:span text:style-name="T5">8) Contribuição esperada para a ênfase;</text:span><text:line-break/><text:span text:style-name="T2">Demonstração de novas tecnologias (Internet das coisas) aplicadas à uma área muito importante para o país. </text:span><text:line-break/><text:line-break/><text:span text:style-name="T5">9) Cronograma a ser seguido indicando os marcos para avaliação, seguindo o cronograma divulgado pela Comissão Permanente do TCC;</text:span></text:p>
      <text:p text:style-name="P5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8"/>
        <table:table-column table:style-name="Table1.L"/>
        <table:table-column table:style-name="Table1.D" table:number-columns-repeated="2"/>
        <table:table-column table:style-name="Table1.L"/>
        <table:table-column table:style-name="Table1.D" table:number-columns-repeated="2"/>
        <table:table-column table:style-name="Table1.L"/>
        <table:table-column table:style-name="Table1.S"/>
        <table:table-row>
          <table:table-cell table:style-name="Table1.A1" office:value-type="string">
            <text:p text:style-name="P7">Atividade</text:p>
          </table:table-cell>
          <table:table-cell table:style-name="Table1.A1" table:number-columns-spanned="4" office:value-type="string">
            <text:p text:style-name="P7">Agosto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.R1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4 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7">14</text:p>
          </table:table-cell>
          <table:table-cell table:style-name="Table1.A2" office:value-type="string">
            <text:p text:style-name="P7">15</text:p>
          </table:table-cell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7">17</text:p>
          </table:table-cell>
          <table:table-cell table:style-name="Table1.S2" office:value-type="string">
            <text:p text:style-name="P7">18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S2" office:value-type="string">
            <text:p text:style-name="P6"/>
          </table:table-cell>
        </table:table-row>
      </table:table>
      <text:p text:style-name="P5"><text:line-break/><text:line-break/><text:span text:style-name="T5">10) Importância do Projeto para a formação dos autores; </text:span><text:line-break/><text:span text:style-name="T2">Este projeto compreende vários aspectos fundamentais do curso, tais como eletrônica, instrumentação, microcontroladores, antenas/ondas e programação. </text:span><text:line-break/><text:line-break/><text:span text:style-name="T2">O desenvolvimento de um sistema que precisa ser muito bem otimizado para usar o menos possível de energia é um desafio muito interessante à ser </text:span><text:span text:style-name="T3">estudado</text:span><text:span text:style-name="T2">. Além de ser um assunto muito atual por ser um dispositivo de Internet das coisas. </text:span><text:line-break/><text:line-break/><text:span text:style-name="T5">11) Bibliografia a ser utilizada.</text:span></text:p>
      <text:p text:style-name="P4"><text:span text:style-name="T5"/></text:p>
      <text:p text:style-name="P3"><text:span text:style-name="T9">LORA ALLIANCE. LoRaWAN Specification. Available from &lt;https://www.lora-alliance.org/sites/default/files/2018-04/lorawantm_specification_-v1.1.pdf&gt;. Access on 31 July 2018.</text:span></text:p>
      <text:p text:style-name="P4"><text:span text:style-name="T5"/></text:p>
      <text:p text:style-name="P3"><text:span text:style-name="T9">SEMTECH. SX1276/77/78/79 - 137 MHz to 1020 MHz Low Power Long Range Transceiver. Available from &lt;https://www.semtech.com/uploads/documents/DS_SX1276-7-8-9_W_APP_V5.pdf&gt;. Access on 31 July 2018.</text:span></text:p>
      <text:p text:style-name="P4"><text:span text:style-name="T10"/></text:p>
      <text:p text:style-name="P1"><text:span text:style-name="T7">SEGUNDO, Alan K. Rêgo et al . Development of capacitive sensor for measuring soil water content.</text:span><text:span text:style-name="T6"> </text:span><text:span text:style-name="T8">Eng. Agríc.</text:span><text:span text:style-name="T7">,  Jaboticabal ,  v. 31, n. 2, p. 260-268,  Apr.  2011 .   Available from &lt;http://www.scielo.br/scielo.php?script=sci_arttext&amp;pid=S0100-69162011000200006&amp;lng=en&amp;nrm=iso&gt;. access on  31  July  2018.  http://dx.doi.org/10.1590/S0100-69162011000200006.</text:span> </text:p>
      <text:p text:style-name="P2"><text:span text:style-name="T11">REEB, Jim. MILOTA Mike. M. Moisture countent by the oven-dry method for industrial testing. Available from &lt;https://ir.library.oregonstate.edu/downloads/jm214q048</text:span> <text:span text:style-name="T11">&gt; access on 31 July 2018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Verdana"/>
    <style:font-face style:name="Calibri1" svg:font-family="Calibri, sans-serif"/>
    <style:font-face style:name="Roboto Slab" svg:font-family="'Roboto Slab', 'Times New Roman', serif"/>
    <style:font-face style:name="Arial3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3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7:08:10.584000000</meta:creation-date>
    <dc:date>2018-07-31T18:05:08.488000000</dc:date>
    <meta:editing-duration>PT15M23S</meta:editing-duration>
    <meta:editing-cycles>1</meta:editing-cycles>
    <meta:generator>LibreOffice/5.4.3.2$Windows_X86_64 LibreOffice_project/92a7159f7e4af62137622921e809f8546db437e5</meta:generator>
    <meta:document-statistic meta:table-count="1" meta:image-count="0" meta:object-count="0" meta:page-count="2" meta:paragraph-count="26" meta:word-count="587" meta:character-count="3960" meta:non-whitespace-character-count="3346"/>
  </office:meta>
</office:document-meta>
</file>